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family="'Times New Roman'" style:font-family-generic="roman" style:font-pitch="variable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27cm" svg:x="2.54cm" svg:y="1.27cm">
          <text:p text:style-name="P1"><text:span text:style-name="T1">source-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1.27cm" svg:x="2.54cm" svg:y="5.08cm">
          <text:p text:style-name="P1"><text:span text:style-name="T1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1.27cm" svg:x="10.16cm" svg:y="1.27cm">
          <text:p text:style-name="P1"><text:span text:style-name="T1">source-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35cm" svg:y1="1.905cm" svg:x2="10.16cm" svg:y2="1.905cm">
          <text:p/>
        </draw:line>
        <draw:line draw:style-name="gr2" draw:text-style-name="P2" draw:layer="layout" svg:x1="4.445cm" svg:y1="2.54cm" svg:x2="4.445cm" svg:y2="5.08cm">
          <text:p/>
        </draw:line>
        <draw:frame draw:style-name="gr3" draw:text-style-name="P4" draw:layer="layout" svg:width="4.6cm" svg:height="1.657cm" svg:x="6.322cm" svg:y="0.254cm">
          <draw:text-box>
            <text:p text:style-name="P3"><text:span text:style-name="T1">source-key-type</text:span></text:p>
            <text:p><text:span text:style-name="T1">source-key</text:span></text:p>
          </draw:text-box>
        </draw:frame>
        <draw:frame draw:style-name="gr3" draw:text-style-name="P4" draw:layer="layout" svg:width="2.729cm" svg:height="1.657cm" svg:x="4.417cm" svg:y="2.71cm">
          <draw:text-box>
            <text:p><text:span text:style-name="T1">key-type</text:span></text:p>
            <text:p><text:span text:style-name="T1">key</text:span></text:p>
          </draw:text-box>
        </draw:frame>
        <draw:custom-shape draw:style-name="gr1" draw:text-style-name="P1" draw:layer="layout" svg:width="3.81cm" svg:height="1.27cm" svg:x="2.54cm" svg:y="8.89cm">
          <text:p text:style-name="P1"><text:span text:style-name="T1">gri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1.27cm" svg:x="2.54cm" svg:y="12.7cm">
          <text:p text:style-name="P1"><text:span text:style-name="T1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1.27cm" svg:x="10.16cm" svg:y="8.89cm">
          <text:p text:style-name="P1"><text:span text:style-name="T1">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35cm" svg:y1="9.525cm" svg:x2="10.16cm" svg:y2="9.525cm">
          <text:p/>
        </draw:line>
        <draw:line draw:style-name="gr2" draw:text-style-name="P2" draw:layer="layout" svg:x1="4.445cm" svg:y1="10.16cm" svg:x2="4.445cm" svg:y2="12.7cm">
          <text:p/>
        </draw:line>
        <draw:frame draw:style-name="gr3" draw:text-style-name="P4" draw:layer="layout" svg:width="2.657cm" svg:height="1.657cm" svg:x="6.322cm" svg:y="7.874cm">
          <draw:text-box>
            <text:p text:style-name="P3"><text:span text:style-name="T1">property</text:span></text:p>
            <text:p><text:span text:style-name="T1">is-me</text:span></text:p>
          </draw:text-box>
        </draw:frame>
        <draw:frame draw:style-name="gr3" draw:text-style-name="P4" draw:layer="layout" svg:width="5.912cm" svg:height="1.657cm" svg:x="4.417cm" svg:y="10.33cm">
          <draw:text-box>
            <text:p><text:span text:style-name="T1">property</text:span></text:p>
            <text:p><text:span text:style-name="T1">movement-command</text:span></text:p>
          </draw:text-box>
        </draw:frame>
        <draw:custom-shape draw:style-name="gr1" draw:text-style-name="P5" draw:layer="layout" svg:width="1.27cm" svg:height="1.27cm" svg:x="0cm" svg:y="0cm">
          <text:p text:style-name="P2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1.27cm" svg:height="1.27cm" svg:x="0cm" svg:y="7.62cm">
          <text:p text:style-name="P2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2.7cm" svg:height="6.985cm" svg:x="1.905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7cm" svg:height="6.985cm" svg:x="1.905cm" svg:y="7.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4.605cm" fo:page-height="14.6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 Morgan</meta:initial-creator>
    <meta:creation-date>2013-07-17T07:30:12</meta:creation-date>
    <meta:generator>LibreOffice/4.0.2.2$Linux_X86_64 LibreOffice_project/400m0$Build-2</meta:generator>
    <dc:date>2013-07-17T08:23:57</dc:date>
    <dc:creator>Bo Morgan</dc:creator>
    <meta:editing-duration>PT8M44S</meta:editing-duration>
    <meta:editing-cycles>3</meta:editing-cycles>
    <meta:document-statistic meta:object-count="18"/>
  </office:meta>
</office:document-meta>
</file>